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f69" officeooo:paragraph-rsid="00078f69"/>
    </style:style>
    <style:style style:name="P2" style:family="paragraph" style:parent-style-name="Standard">
      <style:text-properties fo:font-size="14pt" fo:font-weight="bold" officeooo:rsid="00078f69" officeooo:paragraph-rsid="00078f69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officeooo:rsid="002323ab" officeooo:paragraph-rsid="00087704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1pt" fo:font-weight="normal" officeooo:rsid="004cde15" officeooo:paragraph-rsid="004cde15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fo:font-weight="normal" officeooo:rsid="004e6b0c" officeooo:paragraph-rsid="0051b740" style:font-size-asian="11pt" style:font-weight-asian="normal" style:font-size-complex="11pt" style:font-weight-complex="normal"/>
    </style:style>
    <style:style style:name="P6" style:family="paragraph" style:parent-style-name="Text_20_body">
      <style:text-properties fo:font-size="11pt" fo:font-weight="normal" officeooo:rsid="004e6b0c" officeooo:paragraph-rsid="004e6b0c" style:font-size-asian="11pt" style:font-weight-asian="normal" style:font-size-complex="11pt" style:font-weight-complex="normal"/>
    </style:style>
    <style:style style:name="P7" style:family="paragraph" style:parent-style-name="Text_20_body">
      <style:text-properties fo:font-size="11pt" fo:font-weight="normal" officeooo:rsid="0051b740" officeooo:paragraph-rsid="0051b740" style:font-size-asian="11pt" style:font-weight-asian="normal" style:font-size-complex="11pt" style:font-weight-complex="normal"/>
    </style:style>
    <style:style style:name="P8" style:family="paragraph" style:parent-style-name="Text_20_body">
      <style:text-properties fo:font-size="11pt" officeooo:paragraph-rsid="0051b740" style:font-size-asian="11pt" style:font-size-complex="11pt"/>
    </style:style>
    <style:style style:name="P9" style:family="paragraph" style:parent-style-name="Text_20_body">
      <style:text-properties fo:font-size="11pt" officeooo:rsid="0051b740" officeooo:paragraph-rsid="0051b740" style:font-size-asian="11pt" style:font-size-complex="11pt"/>
    </style:style>
    <style:style style:name="P10" style:family="paragraph" style:parent-style-name="Text_20_body">
      <style:text-properties fo:font-size="11pt" officeooo:rsid="0051b740" officeooo:paragraph-rsid="005257ba" style:font-size-asian="11pt" style:font-size-complex="11pt"/>
    </style:style>
    <style:style style:name="P11" style:family="paragraph" style:parent-style-name="Text_20_body">
      <style:text-properties fo:font-size="11pt" officeooo:paragraph-rsid="005257ba" style:font-size-asian="11pt" style:font-size-complex="11pt"/>
    </style:style>
    <style:style style:name="P12" style:family="paragraph" style:parent-style-name="Text_20_body">
      <style:text-properties fo:font-size="11pt" officeooo:rsid="00087704" officeooo:paragraph-rsid="001b691d" style:font-size-asian="11pt" style:font-size-complex="11pt"/>
    </style:style>
    <style:style style:name="P13" style:family="paragraph" style:parent-style-name="Text_20_body">
      <style:text-properties fo:font-size="11pt" officeooo:rsid="00087704" officeooo:paragraph-rsid="001c3bac" style:font-size-asian="11pt" style:font-size-complex="11pt"/>
    </style:style>
    <style:style style:name="P14" style:family="paragraph" style:parent-style-name="Text_20_body">
      <style:text-properties fo:font-size="11pt" officeooo:rsid="001c723d" officeooo:paragraph-rsid="001b691d" style:font-size-asian="11pt" style:font-size-complex="11pt"/>
    </style:style>
    <style:style style:name="P15" style:family="paragraph" style:parent-style-name="Text_20_body">
      <style:text-properties fo:font-size="11pt" officeooo:rsid="001c723d" officeooo:paragraph-rsid="001c3bac" style:font-size-asian="11pt" style:font-size-complex="11pt"/>
    </style:style>
    <style:style style:name="P16" style:family="paragraph" style:parent-style-name="Text_20_body">
      <style:text-properties fo:font-size="11pt" officeooo:rsid="001c723d" officeooo:paragraph-rsid="000d4dbd" style:font-size-asian="11pt" style:font-size-complex="11pt"/>
    </style:style>
    <style:style style:name="P17" style:family="paragraph" style:parent-style-name="Text_20_body">
      <style:text-properties fo:font-size="11pt" officeooo:rsid="001c723d" officeooo:paragraph-rsid="005342be" style:font-size-asian="11pt" style:font-size-complex="11pt"/>
    </style:style>
    <style:style style:name="P18" style:family="paragraph" style:parent-style-name="Text_20_body">
      <style:text-properties fo:font-size="11pt" officeooo:rsid="001c723d" officeooo:paragraph-rsid="00542bd7" style:font-size-asian="11pt" style:font-size-complex="11pt"/>
    </style:style>
    <style:style style:name="P19" style:family="paragraph" style:parent-style-name="Text_20_body">
      <style:text-properties fo:font-size="11pt" officeooo:rsid="000c956a" officeooo:paragraph-rsid="000c956a" style:font-size-asian="11pt" style:font-size-complex="11pt"/>
    </style:style>
    <style:style style:name="P20" style:family="paragraph" style:parent-style-name="Text_20_body">
      <style:text-properties fo:font-size="11pt" officeooo:rsid="005342be" officeooo:paragraph-rsid="005342be" style:font-size-asian="11pt" style:font-size-complex="11pt"/>
    </style:style>
    <style:style style:name="P21" style:family="paragraph" style:parent-style-name="Text_20_body">
      <style:text-properties fo:font-size="11pt" officeooo:rsid="000d4dbd" officeooo:paragraph-rsid="001c3bac" style:font-size-asian="11pt" style:font-size-complex="11pt"/>
    </style:style>
    <style:style style:name="P22" style:family="paragraph" style:parent-style-name="Text_20_body">
      <style:text-properties fo:font-size="11pt" officeooo:paragraph-rsid="00542bd7" style:font-size-asian="11pt" style:font-size-complex="11pt"/>
    </style:style>
    <style:style style:name="P23" style:family="paragraph" style:parent-style-name="Text_20_body">
      <style:text-properties fo:font-size="11pt" officeooo:rsid="000dc9c1" officeooo:paragraph-rsid="001c3bac" style:font-size-asian="11pt" style:font-size-complex="11pt"/>
    </style:style>
    <style:style style:name="P24" style:family="paragraph" style:parent-style-name="Text_20_body">
      <style:text-properties fo:font-size="11pt" officeooo:rsid="000f1a3f" officeooo:paragraph-rsid="000f1a3f" style:font-size-asian="11pt" style:font-size-complex="11pt"/>
    </style:style>
    <style:style style:name="P25" style:family="paragraph" style:parent-style-name="Text_20_body">
      <style:text-properties fo:font-size="11pt" officeooo:rsid="000f6b38" officeooo:paragraph-rsid="000f6b38" style:font-size-asian="11pt" style:font-size-complex="11pt"/>
    </style:style>
    <style:style style:name="P26" style:family="paragraph" style:parent-style-name="Text_20_body">
      <style:text-properties fo:font-size="11pt" officeooo:rsid="000f6b38" officeooo:paragraph-rsid="0034066e" style:font-size-asian="11pt" style:font-size-complex="11pt"/>
    </style:style>
    <style:style style:name="P27" style:family="paragraph" style:parent-style-name="Text_20_body">
      <style:text-properties fo:font-size="11pt" officeooo:rsid="000f6b38" officeooo:paragraph-rsid="002ce106" style:font-size-asian="11pt" style:font-size-complex="11pt"/>
    </style:style>
    <style:style style:name="P28" style:family="paragraph" style:parent-style-name="Text_20_body">
      <style:text-properties fo:font-size="11pt" officeooo:rsid="002a9dda" officeooo:paragraph-rsid="0034066e" style:font-size-asian="11pt" style:font-size-complex="11pt"/>
    </style:style>
    <style:style style:name="P29" style:family="paragraph" style:parent-style-name="Text_20_body">
      <style:text-properties fo:font-size="11pt" officeooo:rsid="00113d6e" officeooo:paragraph-rsid="00113d6e" style:font-size-asian="11pt" style:font-size-complex="11pt"/>
    </style:style>
    <style:style style:name="P30" style:family="paragraph" style:parent-style-name="Text_20_body">
      <style:text-properties fo:font-size="11pt" officeooo:rsid="00113d6e" officeooo:paragraph-rsid="00122337" style:font-size-asian="11pt" style:font-size-complex="11pt"/>
    </style:style>
    <style:style style:name="P31" style:family="paragraph" style:parent-style-name="Text_20_body">
      <style:text-properties fo:font-size="11pt" officeooo:rsid="00122337" officeooo:paragraph-rsid="00122337" style:font-size-asian="11pt" style:font-size-complex="11pt"/>
    </style:style>
    <style:style style:name="P32" style:family="paragraph" style:parent-style-name="Text_20_body">
      <style:text-properties fo:font-size="11pt" officeooo:rsid="00122337" officeooo:paragraph-rsid="00322877" style:font-size-asian="11pt" style:font-size-complex="11pt"/>
    </style:style>
    <style:style style:name="P33" style:family="paragraph" style:parent-style-name="Text_20_body">
      <style:text-properties fo:font-size="11pt" officeooo:rsid="00122337" officeooo:paragraph-rsid="00449c73" style:font-size-asian="11pt" style:font-size-complex="11pt"/>
    </style:style>
    <style:style style:name="P34" style:family="paragraph" style:parent-style-name="Text_20_body">
      <style:text-properties fo:font-size="11pt" officeooo:rsid="001409bf" officeooo:paragraph-rsid="001409bf" style:font-size-asian="11pt" style:font-size-complex="11pt"/>
    </style:style>
    <style:style style:name="P35" style:family="paragraph" style:parent-style-name="Text_20_body">
      <style:text-properties fo:font-size="11pt" officeooo:rsid="001409bf" officeooo:paragraph-rsid="0050dd37" style:font-size-asian="11pt" style:font-size-complex="11pt"/>
    </style:style>
    <style:style style:name="P36" style:family="paragraph" style:parent-style-name="Text_20_body">
      <style:text-properties fo:font-size="11pt" officeooo:rsid="001409bf" officeooo:paragraph-rsid="004fb00b" style:font-size-asian="11pt" style:font-size-complex="11pt"/>
    </style:style>
    <style:style style:name="P37" style:family="paragraph" style:parent-style-name="Text_20_body">
      <style:text-properties fo:font-size="11pt" officeooo:rsid="003e87f7" officeooo:paragraph-rsid="003e87f7" style:font-size-asian="11pt" style:font-size-complex="11pt"/>
    </style:style>
    <style:style style:name="P38" style:family="paragraph" style:parent-style-name="Text_20_body">
      <style:text-properties fo:font-size="11pt" officeooo:rsid="003e87f7" officeooo:paragraph-rsid="00449c73" style:font-size-asian="11pt" style:font-size-complex="11pt"/>
    </style:style>
    <style:style style:name="P39" style:family="paragraph" style:parent-style-name="Text_20_body">
      <style:text-properties fo:font-size="11pt" officeooo:rsid="0050dd37" officeooo:paragraph-rsid="0050dd37" style:font-size-asian="11pt" style:font-size-complex="11pt"/>
    </style:style>
    <style:style style:name="T1" style:family="text">
      <style:text-properties officeooo:rsid="000983d0"/>
    </style:style>
    <style:style style:name="T2" style:family="text">
      <style:text-properties officeooo:rsid="001c723d"/>
    </style:style>
    <style:style style:name="T3" style:family="text">
      <style:text-properties officeooo:rsid="000d4dbd"/>
    </style:style>
    <style:style style:name="T4" style:family="text">
      <style:text-properties officeooo:rsid="000f6b38"/>
    </style:style>
    <style:style style:name="T5" style:family="text">
      <style:text-properties officeooo:rsid="0012233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723d" style:font-weight-asian="bold" style:font-weight-complex="bold"/>
    </style:style>
    <style:style style:name="T8" style:family="text">
      <style:text-properties fo:font-weight="bold" officeooo:rsid="005342be" style:font-weight-asian="bold" style:font-weight-complex="bold"/>
    </style:style>
    <style:style style:name="T9" style:family="text">
      <style:text-properties officeooo:rsid="001c3bac"/>
    </style:style>
    <style:style style:name="T10" style:family="text">
      <style:text-properties officeooo:rsid="001e42eb"/>
    </style:style>
    <style:style style:name="T11" style:family="text">
      <style:text-properties officeooo:rsid="002a9dda"/>
    </style:style>
    <style:style style:name="T12" style:family="text">
      <style:text-properties officeooo:rsid="002d1339"/>
    </style:style>
    <style:style style:name="T13" style:family="text">
      <style:text-properties officeooo:rsid="002e3ba6"/>
    </style:style>
    <style:style style:name="T14" style:family="text">
      <style:text-properties officeooo:rsid="003bae36"/>
    </style:style>
    <style:style style:name="T15" style:family="text">
      <style:text-properties officeooo:rsid="00449c73"/>
    </style:style>
    <style:style style:name="T16" style:family="text">
      <style:text-properties fo:font-size="12pt" fo:font-weight="normal" officeooo:rsid="0051b740" style:font-size-asian="12pt" style:font-weight-asian="normal" style:font-size-complex="12pt" style:font-weight-complex="normal"/>
    </style:style>
    <style:style style:name="T17" style:family="text">
      <style:text-properties fo:font-size="12pt" officeooo:rsid="000d4dbd" style:font-size-asian="12pt" style:font-size-complex="12pt"/>
    </style:style>
    <style:style style:name="T18" style:family="text">
      <style:text-properties fo:font-size="12pt" officeooo:rsid="004fb00b" style:font-size-asian="12pt" style:font-size-complex="12pt"/>
    </style:style>
    <style:style style:name="T19" style:family="text">
      <style:text-properties fo:font-size="12pt" officeooo:rsid="001c3bac" style:font-size-asian="12pt" style:font-size-complex="12pt"/>
    </style:style>
    <style:style style:name="T20" style:family="text">
      <style:text-properties fo:font-size="12pt" officeooo:rsid="00542bd7" style:font-size-asian="12pt" style:font-size-complex="12pt"/>
    </style:style>
    <style:style style:name="T21" style:family="text">
      <style:text-properties officeooo:rsid="004fb00b"/>
    </style:style>
    <style:style style:name="T22" style:family="text">
      <style:text-properties officeooo:rsid="0050dd37"/>
    </style:style>
    <style:style style:name="T23" style:family="text">
      <style:text-properties officeooo:rsid="003e87f7"/>
    </style:style>
    <style:style style:name="T24" style:family="text">
      <style:text-properties officeooo:rsid="0051b740"/>
    </style:style>
    <style:style style:name="T25" style:family="text">
      <style:text-properties officeooo:rsid="005257ba"/>
    </style:style>
    <style:style style:name="T26" style:family="text">
      <style:text-properties officeooo:rsid="005342be"/>
    </style:style>
    <style:style style:name="T27" style:family="text">
      <style:text-properties officeooo:rsid="00542bd7"/>
    </style:style>
    <style:style style:name="T28" style:family="text">
      <style:text-properties fo:font-weight="normal" officeooo:rsid="0051b74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Cases for the report of GSTR_1</text:p>
      <text:p text:style-name="P1"/>
      <text:p text:style-name="P3">Following test cases have been executed:</text:p>
      <text:p text:style-name="P4">Test Case 1 : “Onloading Report”</text:p>
      <text:p text:style-name="P4">Expected <text:s/>: In India GSTR-1 report , Records will be show according to From date and To date </text:p>
      <text:p text:style-name="P5">Test Case 2 : “ <text:span text:style-name="T24">If User enter value for </text:span>Fatch Days Data”</text:p>
      <text:p text:style-name="P6">Expected : <text:s/>In India GSTR-1 report, if we input some number how much days we want in fetch days data then according user input record will display </text:p>
      <text:p text:style-name="P6">Test Case 3 : “<text:span text:style-name="T24">If User will click on </text:span>Previous <text:span text:style-name="T24">or</text:span> Next Button”</text:p>
      <text:p text:style-name="P6">Expected : In India GSTR-1 report, the button is working according to user input in Fatch Days Data filter</text:p>
      <text:p text:style-name="P5">Test Case 4 : “<text:span text:style-name="T24">If User will click on </text:span>Fatch All Button”</text:p>
      <text:p text:style-name="P6">Expected : In India GSTR-1 report , this button working according to select<text:span text:style-name="T24">ed</text:span> From Date and To Dat<text:span text:style-name="T24">e</text:span></text:p>
      <text:p text:style-name="P7">Test Case 5 : “Validations on Fetch Days Data ” </text:p>
      <text:p text:style-name="P7">Input 1 : 0</text:p>
      <text:p text:style-name="P8"><text:span text:style-name="T28">Expected : </text:span>Fetch Days Data value should be greater than zero!</text:p>
      <text:p text:style-name="P9">Input 2 : &lt; <text:s/>0</text:p>
      <text:p text:style-name="P8"><text:span text:style-name="T24">Expected : </text:span>Fetch Days Data value cannot be nagative please input positive value!</text:p>
      <text:p text:style-name="P9">Input <text:span text:style-name="T25">3</text:span> : <text:s/>Alpha Numeric </text:p>
      <text:p text:style-name="P8"><text:span text:style-name="T24">Expected : </text:span>Fetch Days Data value is not in proper format!</text:p>
      <text:p text:style-name="P10">Input <text:span text:style-name="T25">4</text:span> : <text:s/><text:span text:style-name="T25">If <text:s/>Fetch Days Data &gt; diff( From date - To date)</text:span></text:p>
      <text:p text:style-name="P11"><text:span text:style-name="T24">Expected : </text:span>Fetch Days Data value should be less than <text:span text:style-name="T25">diff( From date - To date)</text:span></text:p>
      <text:p text:style-name="P12">Test Case <text:span text:style-name="T27">6</text:span>: “<text:span text:style-name="T1"> Is the Item is Good or Service ” <text:s/>in the Item List , if we selected/Not Selected an option.</text:span></text:p>
      <text:p text:style-name="P14">Expected: In <text:span text:style-name="T25">India </text:span>GSTR_1 report:</text:p>
      <text:p text:style-name="P12"><text:span text:style-name="T2"><text:tab/>a) If the item is </text:span><text:span text:style-name="T7">Good</text:span><text:span text:style-name="T2"> then it will be “Good” <text:s/></text:span></text:p>
      <text:p text:style-name="P13"><text:span text:style-name="T2"><text:tab/>b) If the item is </text:span><text:span text:style-name="T7">Service</text:span><text:span text:style-name="T2"> then it will be “Service” </text:span></text:p>
      <text:p text:style-name="P15"><text:tab/>c) if not selected any option it will be “--” <text:s text:c="2"/></text:p>
      <text:p text:style-name="P19">Test Case <text:span text:style-name="T27">7</text:span>: “<text:span text:style-name="T26">india GST item status</text:span>” <text:span text:style-name="T26">in Item Master</text:span></text:p>
      <text:p text:style-name="P16">Expected : <text:s/>In GSTR_1 report, </text:p>
      <text:p text:style-name="P17"><text:tab/><text:span text:style-name="T26">a) </text:span>If the item is <text:span text:style-name="T8">Nil Rated Item</text:span> then it will be “<text:span text:style-name="T26">Nil Rated Item</text:span>” <text:s/></text:p>
      <text:p text:style-name="P17"><text:tab/><text:span text:style-name="T26">b) </text:span>If the item is <text:span text:style-name="T8">Exempt Item</text:span> then it will be “<text:span text:style-name="T26">Exempt Item</text:span>” <text:s/></text:p>
      <text:p text:style-name="P17"><text:span text:style-name="T26"><text:tab/>c) </text:span>If the item is <text:span text:style-name="T8">Non-GST Item</text:span><text:span text:style-name="T26"> </text:span>then it will be “<text:span text:style-name="T26">Non-GST Item</text:span>” <text:s/></text:p>
      <text:p text:style-name="P17"><text:tab/><text:span text:style-name="T26">d) </text:span>If the item is <text:span text:style-name="T8">Composite Dealer </text:span><text:span text:style-name="T26"><text:s/></text:span>then it will be “<text:span text:style-name="T26">Composite Dealer </text:span>” <text:s/></text:p>
      <text:p text:style-name="P20"><text:tab/>e) <text:span text:style-name="T2">If the item is </text:span><text:span text:style-name="T6">UIN Restration changes </text:span><text:s/><text:span text:style-name="T2">then it will be “</text:span>UIN Restration changes <text:span text:style-name="T2">” <text:s/></text:span></text:p>
      <text:p text:style-name="P21">Test Case <text:span text:style-name="T27">8</text:span>: “Bill Of Supply” in Sales Invoice <text:s/><text:span text:style-name="T14">and </text:span>by default <text:s/>not checked.</text:p>
      <text:p text:style-name="P15"><text:soft-page-break/>Expected : <text:s/>In <text:span text:style-name="T27">India</text:span> GSTR_1 report, if it is checked then it will show “Yes” otherwise “No”</text:p>
      <text:p text:style-name="P22"><text:span text:style-name="T3">Test Case 9: “</text:span>India GST Customer Status<text:span text:style-name="T3">” in Customer.</text:span></text:p>
      <text:p text:style-name="P18">Expected : <text:s/>In <text:span text:style-name="T27">India</text:span> GSTR_1 report, </text:p>
      <text:p text:style-name="P18"><text:tab/><text:span text:style-name="T27">a) </text:span>if <text:span text:style-name="T27">selected</text:span> <text:span text:style-name="T3">Composition Dealer or UIN Registered then “Yes”</text:span></text:p>
      <text:p text:style-name="P18"><text:tab/><text:span text:style-name="T27">b) otherwise “No”</text:span></text:p>
      <text:p text:style-name="P23">Test Case <text:span text:style-name="T27">10</text:span>: <text:s/>“<text:span text:style-name="T11">Taxes and Charges</text:span>” <text:span text:style-name="T11">selected in Sales Invoice.<text:line-break/>Expected: In GSTR_1 report, Respective Taxes and Charges Rate and Amount will be displayed.</text:span></text:p>
      <text:p text:style-name="P24">Test Case <text:span text:style-name="T21">11</text:span>: “<text:span text:style-name="T4">Address</text:span>” <text:s/><text:span text:style-name="T4">created for the Customers in Address Doc. </text:span></text:p>
      <text:p text:style-name="P25">Expected: <text:span text:style-name="T2"><text:s/>In GSTR_1 report, Respective customer </text:span><text:s/><text:span text:style-name="T11">details(name,city,state..etc)</text:span> will be <text:span text:style-name="T11">displayed.</text:span></text:p>
      <text:p text:style-name="P26">Test Case <text:span text:style-name="T21">12: Created Sales Invoice in Draft mode and Created Payment Entry for that Draft Invoice id. </text:span></text:p>
      <text:p text:style-name="P28">“Get Advances Received” clicked in <text:s/>Sales Invoice and it is <text:s/>Submitted mode.</text:p>
      <text:p text:style-name="P27">Expected: <text:span text:style-name="T2"><text:s/>In GSTR_1 report , <text:s/>Payment Entry Details(shipping bill date, voucher number , Advance amount) displayed.</text:span></text:p>
      <text:p text:style-name="P25">Test Case <text:span text:style-name="T21">13</text:span>: “<text:span text:style-name="T12">Canceled Sales Invoice” to check the status.</text:span></text:p>
      <text:p text:style-name="P29">Expected: <text:span text:style-name="T10">I</text:span>n GSTR_1 report, <text:span text:style-name="T12">if it</text:span> <text:span text:style-name="T12">is</text:span> canceled <text:span text:style-name="T12">status will be “Yes” otherwise “No” will be displayed.</text:span></text:p>
      <text:p text:style-name="P31">Test Case <text:span text:style-name="T21">14</text:span>: <text:s/>Created Amended Sales Invoice.</text:p>
      <text:p text:style-name="P30"><text:span text:style-name="T5">Expected: </text:span><text:s text:c="3"/><text:span text:style-name="T10">I</text:span>n GSTR_1 report, <text:span text:style-name="T13">Amended Sales Invoice details (original invoice id , original date , original cusomer billing GSTIN) displayed.</text:span></text:p>
      <text:p text:style-name="P34">Test Case 1<text:span text:style-name="T27">5</text:span>: <text:s/>“<text:span text:style-name="T13">Invoice Type</text:span>” <text:span text:style-name="T13">as Export selected in Sales Invoice</text:span></text:p>
      <text:p text:style-name="P34">Expected: <text:s/><text:span text:style-name="T13">T</text:span>he export details (por<text:span text:style-name="T13">t</text:span>_code, export date , export number <text:s/><text:span text:style-name="T13">and </text:span>export type) <text:span text:style-name="T13">we filled in Sales Invoice.</text:span></text:p>
      <text:p text:style-name="P32">Test Case 1<text:span text:style-name="T27">6</text:span> : “<text:span text:style-name="T13">Business Type” <text:s/>as Export selected in GSTR_1 <text:s/>report.</text:span></text:p>
      <text:p text:style-name="P35">Expected: <text:span text:style-name="T10">I</text:span>n GSTR_1 report, <text:span text:style-name="T13">Export </text:span>details <text:span text:style-name="T22">when <text:s/>Invoice Type should <text:s/>be Export</text:span> ( type of export , shipping port number, shipping bill date , shipping number) <text:span text:style-name="T13">displayed.</text:span></text:p>
      <text:p text:style-name="P33">Test Case 1<text:span text:style-name="T27">7</text:span> : “<text:span text:style-name="T13">Business Type” <text:s/>as B2B selected in GSTR_1 <text:s/>report.</text:span></text:p>
      <text:p text:style-name="P36">Expected: <text:span text:style-name="T10">I</text:span>n GSTR_1 report, <text:s/><text:span text:style-name="T15">if customer type is Company and Invoice Type should not be Export those records displayed.</text:span></text:p>
      <text:p text:style-name="P37">Test Case 1<text:span text:style-name="T27">8</text:span> “Business Type” as B2C Large selected in GSTR_1 report.</text:p>
      <text:p text:style-name="P38">Expected : In GSTR_1 report, <text:span text:style-name="T15">if customer type is Individual </text:span></text:p>
      <text:p text:style-name="P38"><text:s/>Interstate to unregister person of amount more the 250000</text:p>
      <text:p text:style-name="P37"><text:tab/>conditions :</text:p>
      <text:p text:style-name="P37"><text:tab/><text:tab/>1. If the customer is Central State.</text:p>
      <text:p text:style-name="P37"><text:tab/><text:tab/>2. Sale is to unregistered person.</text:p>
      <text:p text:style-name="P37">Test Case 1<text:span text:style-name="T27">9</text:span>: “Business Type” as B2C Small selected in GSTR_1 report.</text:p>
      <text:p text:style-name="P37">Expected : In GSTR_1 report, <text:span text:style-name="T15">if customer type is Individual</text:span></text:p>
      <text:p text:style-name="P37"><text:soft-page-break/><text:tab/><text:tab/>1. If Sales is Central unregistered then amount up to 250000</text:p>
      <text:p text:style-name="P37"><text:tab/><text:tab/>2. if Sales is Local then amount can be more then 250000</text:p>
      <text:p text:style-name="P39">Test Case <text:span text:style-name="T27">20</text:span> : “Business Type” as CDRN <text:span text:style-name="T23">selected in GSTR_1 report.</text:span></text:p>
      <text:p text:style-name="P39">Expected : In India GSTR-1 report, if is return check box is selected those records display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0:36:16.002842250</meta:creation-date>
    <dc:date>2018-10-23T15:16:36.863379640</dc:date>
    <meta:editing-duration>PT51M6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65" meta:word-count="797" meta:character-count="4460" meta:non-whitespace-character-count="3648"/>
  </office:meta>
</office:document-meta>
</file>